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6.1mm" fo:break-before="auto" style:use-optimal-row-height="true"/>
    </style:style>
    <style:style style:name="ro9" style:family="table-row">
      <style:table-row-properties style:row-height="5.19mm" fo:break-before="auto" style:use-optimal-row-height="true"/>
    </style:style>
    <style:style style:name="ro10" style:family="table-row">
      <style:table-row-properties style:row-height="5.82mm" fo:break-before="auto" style:use-optimal-row-height="true"/>
    </style:style>
    <style:style style:name="ro11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07">
      <style:table-cell-properties fo:background-color="#fffff3"/>
    </style:style>
    <style:style style:name="ce14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18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1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2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1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57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8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9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60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Georgia1"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ce12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Georgia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12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Georgia1" fo:font-size="13pt" fo:font-weight="normal" style:font-name-asian="Georgia1" style:font-size-asian="13pt" style:font-weight-asian="normal" style:font-name-complex="Georgia1" style:font-size-complex="13pt" style:font-weight-complex="normal"/>
    </style:style>
    <style:style style:name="ce63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1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64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69" style:family="table-cell" style:parent-style-name="Default" style:data-style-name="N0">
      <style:table-cell-properties style:vertical-align="automatic"/>
      <style:text-properties style:font-name="Georgia1" fo:font-weight="normal" style:font-name-asian="Georgia1" style:font-weight-asian="normal" style:font-name-complex="Georgia1" style:font-weight-complex="normal"/>
    </style:style>
    <style:style style:name="ce14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142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9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2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string" office:string-value="" calcext:value-type="error">
            <text:p>Err :511</text:p>
          </table:table-cell>
          <table:table-cell table:style-name="ce16" table:formula="of:=[.D3]-IT2H1" office:value-type="string" office:string-value="" calcext:value-type="error">
            <text:p>Err :511</text:p>
          </table:table-cell>
          <table:table-cell table:style-name="ce12" table:formula="of:=[.E3]-IT3H1" office:value-type="string" office:string-value="" calcext:value-type="error">
            <text:p>Err :511</text:p>
          </table:table-cell>
          <table:table-cell table:style-name="ce21" table:formula="of:=[.F3]-IT4H1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string" office:string-value="" calcext:value-type="error">
            <text:p>Err :511</text:p>
          </table:table-cell>
          <table:table-cell table:style-name="ce22" table:formula="of:=[.F4]-IT4H2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string" office:string-value="" calcext:value-type="error">
            <text:p>Err :511</text:p>
          </table:table-cell>
          <table:table-cell table:style-name="ce22" table:formula="of:=[.F5]-IT4H3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string" office:string-value="" calcext:value-type="error">
            <text:p>Err :511</text:p>
          </table:table-cell>
          <table:table-cell table:style-name="ce22" table:formula="of:=[.F6]-IT4H4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string" office:string-value="" calcext:value-type="error">
            <text:p>Err :511</text:p>
          </table:table-cell>
          <table:table-cell table:style-name="ce22" table:formula="of:=[.F7]-IT4H5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string" office:string-value="#NOM ?" calcext:value-type="string">
            <text:p>#NOM ?</text:p>
          </table:table-cell>
          <table:table-cell table:style-name="ce13" table:formula="of:=[.E8]-IT3H6" office:value-type="string" office:string-value="" calcext:value-type="error">
            <text:p>Err :511</text:p>
          </table:table-cell>
          <table:table-cell table:style-name="ce22" table:formula="of:=[.F8]-IT4H6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string" office:string-value="" calcext:value-type="error">
            <text:p>Err :511</text:p>
          </table:table-cell>
          <table:table-cell table:style-name="ce22" table:formula="of:=[.F9]-IT4H7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string" office:string-value="" calcext:value-type="error">
            <text:p>Err :511</text:p>
          </table:table-cell>
          <table:table-cell table:style-name="ce22" table:formula="of:=[.F10]-IT4H8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string" office:string-value="" calcext:value-type="error">
            <text:p>Err :511</text:p>
          </table:table-cell>
          <table:table-cell table:style-name="ce22" table:formula="of:=[.F11]-IT4H9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string" office:string-value="" calcext:value-type="error">
            <text:p>Err :511</text:p>
          </table:table-cell>
          <table:table-cell table:style-name="ce22" table:formula="of:=[.F12]-IT4H10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-20" calcext:value-type="float">
            <text:p>-20</text:p>
          </table:table-cell>
          <table:table-cell table:style-name="ce22" table:formula="of:=[.F13]-IT4H11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Err :511</text:p>
          </table:table-cell>
          <table:table-cell table:formula="of:=SUM([.E3:.E17])" office:value-type="string" office:string-value="" calcext:value-type="error">
            <text:p>Err :511</text:p>
          </table:table-cell>
          <table:table-cell table:formula="of:=SUM([.F3:.F17])" office:value-type="string" office:string-value="" calcext:value-type="error">
            <text:p>Err :511</text:p>
          </table:table-cell>
          <table:table-cell table:formula="of:=SUM([.G3:.G17])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2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1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10" office:value-type="string" calcext:value-type="string" table:number-columns-spanned="2" table:number-rows-spanned="1">
            <text:p>Histoire X</text:p>
          </table:table-cell>
          <table:covered-table-cell/>
          <table:table-cell table:style-name="ce110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110" office:value-type="string" calcext:value-type="string" table:number-columns-spanned="2" table:number-rows-spanned="1">
            <text:p>Jour</text:p>
          </table:table-cell>
          <table:covered-table-cell/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111" office:value-type="date" office:date-value="2018-03-06" calcext:value-type="date">
            <text:p>06-03-18</text:p>
          </table:table-cell>
          <table:table-cell table:style-name="ce113" office:value-type="float" office:value="0" calcext:value-type="float">
            <text:p>0</text:p>
          </table:table-cell>
          <table:table-cell table:style-name="ce48" table:formula="of:=[.$G$8]*(1-1/[.$I$13]*[.J4])" office:value-type="float" office:value="32" calcext:value-type="float">
            <text:p>32</text:p>
          </table:table-cell>
          <table:table-cell table:style-name="ce48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111" office:value-type="date" office:date-value="2018-03-07" calcext:value-type="date">
            <text:p>07-03-18</text:p>
          </table:table-cell>
          <table:table-cell table:style-name="ce113" office:value-type="float" office:value="1" calcext:value-type="float">
            <text:p>1</text:p>
          </table:table-cell>
          <table:table-cell table:style-name="ce48" table:formula="of:=[.$G$8]*(1-1/[.$I$13]*[.J5])" office:value-type="float" office:value="27.4285714285714" calcext:value-type="float">
            <text:p>27,4285714285714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111"/>
          <table:table-cell table:style-name="ce113"/>
          <table:table-cell table:style-name="ce48" table:number-columns-repeated="2"/>
          <table:table-cell table:number-columns-repeated="1012"/>
        </table:table-row>
        <table:table-row table:style-name="ro4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111" office:value-type="date" office:date-value="2018-03-08" calcext:value-type="date">
            <text:p>08-03-18</text:p>
          </table:table-cell>
          <table:table-cell table:style-name="ce113" office:value-type="float" office:value="2" calcext:value-type="float">
            <text:p>2</text:p>
          </table:table-cell>
          <table:table-cell table:style-name="ce48" table:formula="of:=[.$G$8]*(1-1/[.$I$13]*[.J7])" office:value-type="float" office:value="22.8571428571429" calcext:value-type="float">
            <text:p>22,8571428571429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111" office:value-type="date" office:date-value="2018-03-09" calcext:value-type="date">
            <text:p>09-03-18</text:p>
          </table:table-cell>
          <table:table-cell table:style-name="ce113" office:value-type="float" office:value="3" calcext:value-type="float">
            <text:p>3</text:p>
          </table:table-cell>
          <table:table-cell table:style-name="ce48" table:formula="of:=[.$G$8]*(1-1/[.$I$13]*[.J8])" office:value-type="float" office:value="18.2857142857143" calcext:value-type="float">
            <text:p>18,2857142857143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11" office:value-type="date" office:date-value="2018-03-10" calcext:value-type="date">
            <text:p>10-03-18</text:p>
          </table:table-cell>
          <table:table-cell table:style-name="ce113" office:value-type="float" office:value="4" calcext:value-type="float">
            <text:p>4</text:p>
          </table:table-cell>
          <table:table-cell table:style-name="ce48" table:formula="of:=[.$G$8]*(1-1/[.$I$13]*[.J9])" office:value-type="float" office:value="13.7142857142857" calcext:value-type="float">
            <text:p>13,7142857142857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111" office:value-type="date" office:date-value="2018-03-11" calcext:value-type="date">
            <text:p>11-03-18</text:p>
          </table:table-cell>
          <table:table-cell table:style-name="ce113" office:value-type="float" office:value="5" calcext:value-type="float">
            <text:p>5</text:p>
          </table:table-cell>
          <table:table-cell table:style-name="ce48" table:formula="of:=[.$G$8]*(1-1/[.$I$13]*[.J10])" office:value-type="float" office:value="9.14285714285715" calcext:value-type="float">
            <text:p>9,14285714285715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,1428571428572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9" table:number-columns-repeated="5"/>
          <table:table-cell/>
          <table:table-cell table:style-name="ce111" office:value-type="date" office:date-value="2018-03-12" calcext:value-type="date">
            <text:p>12-03-18</text:p>
          </table:table-cell>
          <table:table-cell table:style-name="ce113" office:value-type="float" office:value="6" calcext:value-type="float">
            <text:p>6</text:p>
          </table:table-cell>
          <table:table-cell table:style-name="ce48" table:formula="of:=[.$G$8]*(1-1/[.$I$13]*[.J11])" office:value-type="float" office:value="4.57142857142857" calcext:value-type="float">
            <text:p>4,57142857142857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9" table:number-columns-repeated="5"/>
          <table:table-cell/>
          <table:table-cell table:style-name="ce111" office:value-type="date" office:date-value="2018-03-13" calcext:value-type="date">
            <text:p>13-03-18</text:p>
          </table:table-cell>
          <table:table-cell table:style-name="ce113" office:value-type="float" office:value="7" calcext:value-type="float">
            <text:p>7</text:p>
          </table:table-cell>
          <table:table-cell table:style-name="ce48" table:formula="of:=[.$G$8]*(1-1/[.$I$13]*[.J12])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8">
          <table:table-cell table:number-columns-repeated="1024"/>
        </table:table-row>
        <table:table-row table:style-name="ro6" table:number-rows-repeated="5">
          <table:table-cell table:number-columns-repeated="1023"/>
          <table:table-cell table:style-name="ce25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6" table:number-rows-repeated="4">
          <table:table-cell table:number-columns-repeated="1023"/>
          <table:table-cell table:style-name="ce25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2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1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10" office:value-type="string" calcext:value-type="string" table:number-columns-spanned="2" table:number-rows-spanned="1">
            <text:p>Histoire X</text:p>
          </table:table-cell>
          <table:covered-table-cell/>
          <table:table-cell table:style-name="ce110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110" office:value-type="string" calcext:value-type="string" table:number-columns-spanned="2" table:number-rows-spanned="1">
            <text:p>Jour</text:p>
          </table:table-cell>
          <table:covered-table-cell/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20" office:value-type="date" office:date-value="2018-03-06" calcext:value-type="date">
            <text:p>06-03-18</text:p>
          </table:table-cell>
          <table:table-cell table:style-name="ce121" office:value-type="float" office:value="0" calcext:value-type="float">
            <text:p>0</text:p>
          </table:table-cell>
          <table:table-cell table:style-name="ce48" table:formula="of:=[.$G$11]*(1-1/[.$I$12]*[.J4])" office:value-type="float" office:value="6" calcext:value-type="float">
            <text:p>6</text:p>
          </table:table-cell>
          <table:table-cell table:style-name="ce48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20" office:value-type="date" office:date-value="2018-03-07" calcext:value-type="date">
            <text:p>07-03-18</text:p>
          </table:table-cell>
          <table:table-cell table:style-name="ce121" office:value-type="float" office:value="1" calcext:value-type="float">
            <text:p>1</text:p>
          </table:table-cell>
          <table:table-cell table:style-name="ce48" table:formula="of:=[.$G$11]*(1-1/[.$I$12]*[.J5])" office:value-type="float" office:value="5.14285714285714" calcext:value-type="float">
            <text:p>5,14285714285714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120" office:value-type="date" office:date-value="2018-03-08" calcext:value-type="date">
            <text:p>08-03-18</text:p>
          </table:table-cell>
          <table:table-cell table:style-name="ce121" office:value-type="float" office:value="2" calcext:value-type="float">
            <text:p>2</text:p>
          </table:table-cell>
          <table:table-cell table:style-name="ce48" table:formula="of:=[.$G$11]*(1-1/[.$I$12]*[.J6])" office:value-type="float" office:value="4.28571428571429" calcext:value-type="float">
            <text:p>4,28571428571429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120" office:value-type="date" office:date-value="2018-03-09" calcext:value-type="date">
            <text:p>09-03-18</text:p>
          </table:table-cell>
          <table:table-cell table:style-name="ce121" office:value-type="float" office:value="3" calcext:value-type="float">
            <text:p>3</text:p>
          </table:table-cell>
          <table:table-cell table:style-name="ce48" table:formula="of:=[.$G$11]*(1-1/[.$I$12]*[.J7])" office:value-type="float" office:value="3.42857142857143" calcext:value-type="float">
            <text:p>3,42857142857143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 table:number-columns-repeated="5"/>
          <table:table-cell/>
          <table:table-cell table:style-name="ce120" office:value-type="date" office:date-value="2018-03-10" calcext:value-type="date">
            <text:p>10-03-18</text:p>
          </table:table-cell>
          <table:table-cell table:style-name="ce121" office:value-type="float" office:value="4" calcext:value-type="float">
            <text:p>4</text:p>
          </table:table-cell>
          <table:table-cell table:style-name="ce48" table:formula="of:=[.$G$11]*(1-1/[.$I$12]*[.J8])" office:value-type="float" office:value="2.57142857142857" calcext:value-type="float">
            <text:p>2,57142857142857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120" office:value-type="date" office:date-value="2018-03-11" calcext:value-type="date">
            <text:p>11-03-18</text:p>
          </table:table-cell>
          <table:table-cell table:style-name="ce121" office:value-type="float" office:value="5" calcext:value-type="float">
            <text:p>5</text:p>
          </table:table-cell>
          <table:table-cell table:style-name="ce48" table:formula="of:=[.$G$11]*(1-1/[.$I$12]*[.J9])" office:value-type="float" office:value="1.71428571428571" calcext:value-type="float">
            <text:p>1,71428571428571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,71428571428571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120" office:value-type="date" office:date-value="2018-03-12" calcext:value-type="date">
            <text:p>12-03-18</text:p>
          </table:table-cell>
          <table:table-cell table:style-name="ce121" office:value-type="float" office:value="6" calcext:value-type="float">
            <text:p>6</text:p>
          </table:table-cell>
          <table:table-cell table:style-name="ce48" table:formula="of:=[.$G$11]*(1-1/[.$I$12]*[.J10])" office:value-type="float" office:value="0.857142857142857" calcext:value-type="float">
            <text:p>0,857142857142857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7" calcext:value-type="float">
            <text:p>0,857142857142857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120" office:value-type="date" office:date-value="2018-03-13" calcext:value-type="date">
            <text:p>13-03-18</text:p>
          </table:table-cell>
          <table:table-cell table:style-name="ce121" office:value-type="float" office:value="7" calcext:value-type="float">
            <text:p>7</text:p>
          </table:table-cell>
          <table:table-cell table:style-name="ce48" table:formula="of:=[.$G$11]*(1-1/[.$I$12]*[.J11])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51" office:value-type="string" calcext:value-type="string">
            <text:p>Suppression des articles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 calcext:value-type="float">
            <text:p>20</text:p>
          </table:table-cell>
          <table:table-cell table:style-name="ce43" table:formula="of:=SUM([.G16:.G22])" office:value-type="float" office:value="18" calcext:value-type="float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6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Affichage de l'intégrité des article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Suppression articles bdd si date depasséee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Téléchargement article lanc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Test pour Télécharg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,5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 calcext:value-type="float">
            <text:p>6</text:p>
          </table:table-cell>
          <table:table-cell table:style-name="ce43" table:formula="of:=SUM([.G39:.G45])" office:value-type="float" office:value="5.5" calcext:value-type="float">
            <text:p>5,5</text:p>
          </table:table-cell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 calcext:value-type="string">
            <text:p>Intégration verification intégrité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28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 calcext:value-type="float">
            <text:p>2</text:p>
          </table:table-cell>
          <table:table-cell table:style-name="ce43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2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1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 table:number-columns-repeated="9"/>
          <table:table-cell table:style-name="ce110" office:value-type="string" calcext:value-type="string" table:number-columns-spanned="2" table:number-rows-spanned="1">
            <text:p>Histoire X</text:p>
          </table:table-cell>
          <table:covered-table-cell/>
          <table:table-cell table:style-name="ce110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8"/>
          <table:table-cell table:style-name="ce110" office:value-type="string" calcext:value-type="string" table:number-columns-spanned="2" table:number-rows-spanned="1">
            <text:p>Jour</text:p>
          </table:table-cell>
          <table:covered-table-cell/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40" office:value-type="date" office:date-value="2018-03-06" calcext:value-type="date">
            <text:p>06-03-18</text:p>
          </table:table-cell>
          <table:table-cell table:style-name="ce141" office:value-type="float" office:value="0" calcext:value-type="float">
            <text:p>0</text:p>
          </table:table-cell>
          <table:table-cell table:style-name="ce48" table:formula="of:=#REF!*(1-1/[.$I$13]*[.J4])" office:value-type="string" office:string-value="Err :510" calcext:value-type="string">
            <text:p>Err :510</text:p>
          </table:table-cell>
          <table:table-cell table:style-name="ce48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VALEUR 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140" office:value-type="date" office:date-value="2018-03-07" calcext:value-type="date">
            <text:p>07-03-18</text:p>
          </table:table-cell>
          <table:table-cell table:style-name="ce141" office:value-type="float" office:value="1" calcext:value-type="float">
            <text:p>1</text:p>
          </table:table-cell>
          <table:table-cell table:style-name="ce48" table:formula="of:=#REF!*(1-1/[.$I$13]*[.J5])" office:value-type="string" office:string-value="Err :510" calcext:value-type="string">
            <text:p>Err :510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VALEUR 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Fenetre login et register + gestion input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140" office:value-type="date" office:date-value="2018-03-08" calcext:value-type="date">
            <text:p>08-03-18</text:p>
          </table:table-cell>
          <table:table-cell table:style-name="ce141" office:value-type="float" office:value="2" calcext:value-type="float">
            <text:p>2</text:p>
          </table:table-cell>
          <table:table-cell table:style-name="ce48" table:formula="of:=#REF!*(1-1/[.$I$13]*[.J6])" office:value-type="string" office:string-value="Err :510" calcext:value-type="string">
            <text:p>Err :510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VALEUR 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Fenetre contrat d’utilisation 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140" office:value-type="date" office:date-value="2018-03-09" calcext:value-type="date">
            <text:p>09-03-18</text:p>
          </table:table-cell>
          <table:table-cell table:style-name="ce141" office:value-type="float" office:value="3" calcext:value-type="float">
            <text:p>3</text:p>
          </table:table-cell>
          <table:table-cell table:style-name="ce48" table:formula="of:=#REF!*(1-1/[.$I$13]*[.J7])" office:value-type="string" office:string-value="Err :510" calcext:value-type="string">
            <text:p>Err :510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VALEUR 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ix du freeze en essayant ouvrir lien des articles</text:p>
          </table:table-cell>
          <table:table-cell table:style-name="ce35" office:value-type="string" calcext:value-type="string">
            <text:p>Anass</text:p>
          </table:table-cell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,5</text:p>
          </table:table-cell>
          <table:table-cell/>
          <table:table-cell table:style-name="ce140" office:value-type="date" office:date-value="2018-03-10" calcext:value-type="date">
            <text:p>10-03-18</text:p>
          </table:table-cell>
          <table:table-cell table:style-name="ce141" office:value-type="float" office:value="4" calcext:value-type="float">
            <text:p>4</text:p>
          </table:table-cell>
          <table:table-cell table:style-name="ce48" table:formula="of:=#REF!*(1-1/[.$I$13]*[.J8])" office:value-type="string" office:string-value="Err :510" calcext:value-type="string">
            <text:p>Err :510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VALEUR 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BDD multiuser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/>
          <table:table-cell table:style-name="ce140" office:value-type="date" office:date-value="2018-03-11" calcext:value-type="date">
            <text:p>11-03-18</text:p>
          </table:table-cell>
          <table:table-cell table:style-name="ce141" office:value-type="float" office:value="5" calcext:value-type="float">
            <text:p>5</text:p>
          </table:table-cell>
          <table:table-cell table:style-name="ce48" table:formula="of:=#REF!*(1-1/[.$I$13]*[.J9])" office:value-type="string" office:string-value="Err :510" calcext:value-type="string">
            <text:p>Err :5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VALEUR 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Creation d’une classe de test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140" office:value-type="date" office:date-value="2018-03-12" calcext:value-type="date">
            <text:p>12-03-18</text:p>
          </table:table-cell>
          <table:table-cell table:style-name="ce141" office:value-type="float" office:value="6" calcext:value-type="float">
            <text:p>6</text:p>
          </table:table-cell>
          <table:table-cell table:style-name="ce48" table:formula="of:=#REF!*(1-1/[.$I$13]*[.J10])" office:value-type="string" office:string-value="Err :510" calcext:value-type="string">
            <text:p>Err :510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VALEUR 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5" office:value-type="string" calcext:value-type="string">
            <text:p>déconnexion de l'application + relancement</text:p>
          </table:table-cell>
          <table:table-cell table:style-name="ce35" office:value-type="string" calcext:value-type="string">
            <text:p>Karim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/>
          <table:table-cell table:style-name="ce140" office:value-type="date" office:date-value="2018-03-13" calcext:value-type="date">
            <text:p>13-03-18</text:p>
          </table:table-cell>
          <table:table-cell table:style-name="ce141" office:value-type="float" office:value="7" calcext:value-type="float">
            <text:p>7</text:p>
          </table:table-cell>
          <table:table-cell table:style-name="ce48" table:formula="of:=#REF!*(1-1/[.$I$13]*[.J11])" office:value-type="string" office:string-value="Err :510" calcext:value-type="string">
            <text:p>Err :51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VALEUR 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5" office:value-type="string" calcext:value-type="string">
            <text:p>Fenetre login + register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140"/>
          <table:table-cell table:style-name="ce141"/>
          <table:table-cell table:style-name="ce48" table:number-columns-repeated="2"/>
          <table:table-cell table:number-columns-repeated="1012"/>
        </table:table-row>
        <table:table-row table:style-name="ro4">
          <table:table-cell table:number-columns-repeated="2"/>
          <table:table-cell table:style-name="ce35" office:value-type="string" calcext:value-type="string">
            <text:p>débug merge + refactor 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3.5" calcext:value-type="float">
            <text:p>3,5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:.F13])" office:value-type="float" office:value="19.5" calcext:value-type="float">
            <text:p>19,5</text:p>
          </table:table-cell>
          <table:table-cell table:style-name="ce43" table:formula="of:=SUM([.G6:.G13])" office:value-type="float" office:value="17.5" calcext:value-type="float">
            <text:p>17,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Debug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Mael, Nathan</text:p>
          </table:table-cell>
          <table:table-cell table:style-name="ce65" office:value-type="float" office:value="4.5" calcext:value-type="float">
            <text:p>4,5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elechargement des médias hors-ligne</text:p>
          </table:table-cell>
          <table:table-cell table:style-name="ce35" office:value-type="string" calcext:value-type="string">
            <text:p>Nathan</text:p>
          </table:table-cell>
          <table:table-cell table:style-name="ce64" office:value-type="string" calcext:value-type="string">
            <text:p>Mael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éléchargement des médias</text:p>
          </table:table-cell>
          <table:table-cell table:style-name="ce35" office:value-type="string" calcext:value-type="string">
            <text:p>Mael</text:p>
          </table:table-cell>
          <table:table-cell table:style-name="ce64" office:value-type="string" calcext:value-type="string">
            <text:p>Nathan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Icones des articles en offline</text:p>
          </table:table-cell>
          <table:table-cell table:style-name="ce35" office:value-type="string" calcext:value-type="string">
            <text:p>Nathan</text:p>
          </table:table-cell>
          <table:table-cell table:style-name="ce64" office:value-type="string" calcext:value-type="string">
            <text:p>Mael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29"/>
          <table:table-cell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21:.F24])" office:value-type="float" office:value="18.5" calcext:value-type="float">
            <text:p>18,5</text:p>
          </table:table-cell>
          <table:table-cell table:style-name="ce66" table:formula="of:=SUM([.G21:.G24])" office:value-type="float" office:value="22" calcext:value-type="float">
            <text:p>22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3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 calcext:value-type="string">
            <text:p>Conception et integration section d’aid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Phuc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 calcext:value-type="string">
            <text:p>Ajout des images de la section d’aide</text:p>
          </table:table-cell>
          <table:table-cell table:style-name="ce35" office:value-type="string" calcext:value-type="string">
            <text:p>Phuc, Mael</text:p>
          </table:table-cell>
          <table:table-cell table:style-name="ce35" office:value-type="string" calcext:value-type="string">
            <text:p>Mael, Phuc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6" table:number-rows-repeated="5">
          <table:table-cell table:number-columns-repeated="2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9:.F35])" office:value-type="float" office:value="10" calcext:value-type="float">
            <text:p>10</text:p>
          </table:table-cell>
          <table:table-cell table:style-name="ce43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 calcext:value-type="string">
            <text:p>Enlever code mort</text:p>
          </table:table-cell>
          <table:table-cell table:style-name="ce63" office:value-type="string" calcext:value-type="string">
            <text:p>Sonia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63" office:value-type="string" calcext:value-type="string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 calcext:value-type="string">
            <text:p>Modification try &amp; catch (model)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JJ</text:p>
          </table:table-cell>
          <table:table-cell table:style-name="ce34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 calcext:value-type="string">
            <text:p>Modification try &amp; catch (controller)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 calcext:value-type="string">
            <text:p>Modification try &amp; catch (controller)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 calcext:value-type="string">
            <text:p>Enlever getter et setter inutiles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Anas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 calcext:value-type="string">
            <text:p>Code dupliqué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Anas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60" office:value-type="string" calcext:value-type="string">
            <text:p>Code dupliqué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string" calcext:value-type="string">
            <text:p>Sonia</text:p>
          </table:table-cell>
          <table:table-cell table:number-columns-repeated="2" table:style-name="ce63" office:value-type="float" office:value="0.5" calcext:value-type="float">
            <text:p>0,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 calcext:value-type="string">
            <text:p>Remplacer print en error box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string" calcext:value-type="string">
            <text:p>Sonia</text:p>
          </table:table-cell>
          <table:table-cell table:number-columns-repeated="2" table:style-name="ce63" office:value-type="float" office:value="0.5" calcext:value-type="float">
            <text:p>0,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Fix des tests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Mael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Refactoring nommage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Nathan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Refactoring DatabaseArticle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Nathan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>
            <text:p>Refactoring Article</text:p>
          </table:table-cell>
          <table:table-cell table:style-name="ce35" office:value-type="string" calcext:value-type="string">
            <text:p>Phuc</text:p>
          </table:table-cell>
          <table:table-cell table:style-name="ce64" office:value-type="string" calcext:value-type="string">
            <text:p>JJ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>
            <text:p>Debug source/tags menu</text:p>
          </table:table-cell>
          <table:table-cell table:style-name="ce35" office:value-type="string" calcext:value-type="string">
            <text:p>Mael</text:p>
          </table:table-cell>
          <table:table-cell table:style-name="ce64" office:value-type="string" calcext:value-type="string">
            <text:p>Phuc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 calcext:value-type="string">
            <text:p>Accès aux méthodes + noms méthodes</text:p>
          </table:table-cell>
          <table:table-cell table:style-name="Default" office:value-type="string" calcext:value-type="string">
            <text:p>Karim</text:p>
          </table:table-cell>
          <table:table-cell table:style-name="Default"/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 calcext:value-type="string">
            <text:p>Séparation ViewListArticles de Main</text:p>
          </table:table-cell>
          <table:table-cell table:style-name="Default" office:value-type="string" calcext:value-type="string">
            <text:p>Karim</text:p>
          </table:table-cell>
          <table:table-cell table:style-name="Default" office:value-type="string" calcext:value-type="string">
            <text:p>Anass</text:p>
          </table:table-cell>
          <table:table-cell table:style-name="ce68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49:.F51])" office:value-type="float" office:value="5.5" calcext:value-type="float">
            <text:p>5,5</text:p>
          </table:table-cell>
          <table:table-cell table:style-name="ce66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26" office:value-type="string" calcext:value-type="string">
            <text:p>Afichage des tags dans la fenêtre principale</text:p>
          </table:table-cell>
          <table:table-cell table:style-name="ce130" office:value-type="string" calcext:value-type="string">
            <text:p>Mael</text:p>
          </table:table-cell>
          <table:table-cell table:style-name="ce132" office:value-type="string" calcext:value-type="string">
            <text:p>JJ</text:p>
          </table:table-cell>
          <table:table-cell table:style-name="ce137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27" office:value-type="string" calcext:value-type="string">
            <text:p>Finissions de la fenetre TagMenu</text:p>
          </table:table-cell>
          <table:table-cell table:style-name="ce130" office:value-type="string" calcext:value-type="string">
            <text:p>Mael</text:p>
          </table:table-cell>
          <table:table-cell table:style-name="ce130" office:value-type="string" calcext:value-type="string">
            <text:p>Sonia</text:p>
          </table:table-cell>
          <table:table-cell table:style-name="ce137" office:value-type="float" office:value="0.5" calcext:value-type="float">
            <text:p>0,5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27" office:value-type="string" calcext:value-type="string">
            <text:p>Merge de deux branches</text:p>
          </table:table-cell>
          <table:table-cell table:style-name="ce130" office:value-type="string" calcext:value-type="string">
            <text:p>Mael</text:p>
          </table:table-cell>
          <table:table-cell table:style-name="ce130"/>
          <table:table-cell table:number-columns-repeated="2" table:style-name="ce138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28" office:value-type="string" calcext:value-type="string">
            <text:p>Changement fenetres de lecture des article</text:p>
          </table:table-cell>
          <table:table-cell table:style-name="ce130" office:value-type="string" calcext:value-type="string">
            <text:p>Mael</text:p>
          </table:table-cell>
          <table:table-cell table:style-name="ce130" office:value-type="string" calcext:value-type="string">
            <text:p>Florian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27" office:value-type="string" calcext:value-type="string">
            <text:p>Gestion d'erreurs post merge</text:p>
          </table:table-cell>
          <table:table-cell table:style-name="ce130" office:value-type="string" calcext:value-type="string">
            <text:p>Karim</text:p>
          </table:table-cell>
          <table:table-cell table:style-name="ce130"/>
          <table:table-cell table:style-name="ce138" office:value-type="float" office:value="1.5" calcext:value-type="float">
            <text:p>1,5</text:p>
          </table:table-cell>
          <table:table-cell table:style-name="ce138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2"/>
          <table:table-cell table:style-name="ce127" office:value-type="string" calcext:value-type="string">
            <text:p>Correction de bugs divers</text:p>
          </table:table-cell>
          <table:table-cell table:style-name="ce130" office:value-type="string" calcext:value-type="string">
            <text:p>Nathan</text:p>
          </table:table-cell>
          <table:table-cell table:style-name="ce130" office:value-type="string" calcext:value-type="string">
            <text:p>Florian, Mael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27"/>
          <table:table-cell table:style-name="ce130" table:number-columns-repeated="2"/>
          <table:table-cell table:style-name="ce63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5" table:number-columns-repeated="2"/>
          <table:table-cell table:style-name="ce64"/>
          <table:table-cell table:style-name="ce65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35" table:number-columns-repeated="2"/>
          <table:table-cell table:style-name="ce64"/>
          <table:table-cell table:style-name="ce6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5" table:number-columns-repeated="2"/>
          <table:table-cell table:style-name="ce64"/>
          <table:table-cell table:style-name="ce6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office:value-type="string" calcext:value-type="string">
            <text:p>3,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2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1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10" office:value-type="string" calcext:value-type="string" table:number-columns-spanned="2" table:number-rows-spanned="1">
            <text:p>Histoire X</text:p>
          </table:table-cell>
          <table:covered-table-cell/>
          <table:table-cell table:style-name="ce110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110" office:value-type="string" calcext:value-type="string" table:number-columns-spanned="2" table:number-rows-spanned="1">
            <text:p>Jour</text:p>
          </table:table-cell>
          <table:covered-table-cell/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style-name="ce110" office:value-type="string" calcext:value-type="string">
            <text:p>Idéal</text:p>
          </table:table-cell>
          <table:table-cell table:style-name="ce110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142" office:value-type="date" office:date-value="2018-03-06" calcext:value-type="date">
            <text:p>06-03-18</text:p>
          </table:table-cell>
          <table:table-cell table:style-name="ce143" office:value-type="float" office:value="0" calcext:value-type="float">
            <text:p>0</text:p>
          </table:table-cell>
          <table:table-cell table:style-name="ce48" table:formula="of:=[.$G$11]*(1-1/[.$I$12]*[.J4])" office:value-type="float" office:value="35" calcext:value-type="float">
            <text:p>35</text:p>
          </table:table-cell>
          <table:table-cell table:style-name="ce48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142" office:value-type="date" office:date-value="2018-03-07" calcext:value-type="date">
            <text:p>07-03-18</text:p>
          </table:table-cell>
          <table:table-cell table:style-name="ce143" office:value-type="float" office:value="1" calcext:value-type="float">
            <text:p>1</text:p>
          </table:table-cell>
          <table:table-cell table:style-name="ce48" table:formula="of:=[.$G$11]*(1-1/[.$I$12]*[.J5])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/>
          <table:table-cell table:style-name="ce142" office:value-type="date" office:date-value="2018-03-08" calcext:value-type="date">
            <text:p>08-03-18</text:p>
          </table:table-cell>
          <table:table-cell table:style-name="ce143" office:value-type="float" office:value="2" calcext:value-type="float">
            <text:p>2</text:p>
          </table:table-cell>
          <table:table-cell table:style-name="ce48" table:formula="of:=[.$G$11]*(1-1/[.$I$12]*[.J6])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142" office:value-type="date" office:date-value="2018-03-09" calcext:value-type="date">
            <text:p>09-03-18</text:p>
          </table:table-cell>
          <table:table-cell table:style-name="ce143" office:value-type="float" office:value="3" calcext:value-type="float">
            <text:p>3</text:p>
          </table:table-cell>
          <table:table-cell table:style-name="ce48" table:formula="of:=[.$G$11]*(1-1/[.$I$12]*[.J7])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142" office:value-type="date" office:date-value="2018-03-10" calcext:value-type="date">
            <text:p>10-03-18</text:p>
          </table:table-cell>
          <table:table-cell table:style-name="ce143" office:value-type="float" office:value="4" calcext:value-type="float">
            <text:p>4</text:p>
          </table:table-cell>
          <table:table-cell table:style-name="ce48" table:formula="of:=[.$G$11]*(1-1/[.$I$12]*[.J8])" office:value-type="float" office:value="15" calcext:value-type="float">
            <text:p>15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/>
          <table:table-cell table:style-name="ce142" office:value-type="date" office:date-value="2018-03-11" calcext:value-type="date">
            <text:p>11-03-18</text:p>
          </table:table-cell>
          <table:table-cell table:style-name="ce143" office:value-type="float" office:value="5" calcext:value-type="float">
            <text:p>5</text:p>
          </table:table-cell>
          <table:table-cell table:style-name="ce48" table:formula="of:=[.$G$11]*(1-1/[.$I$12]*[.J9])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/>
          <table:table-cell table:style-name="ce142" office:value-type="date" office:date-value="2018-03-12" calcext:value-type="date">
            <text:p>12-03-18</text:p>
          </table:table-cell>
          <table:table-cell table:style-name="ce143" office:value-type="float" office:value="6" calcext:value-type="float">
            <text:p>6</text:p>
          </table:table-cell>
          <table:table-cell table:style-name="ce48" table:formula="of:=[.$G$11]*(1-1/[.$I$12]*[.J10])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142" office:value-type="date" office:date-value="2018-03-13" calcext:value-type="date">
            <text:p>13-03-18</text:p>
          </table:table-cell>
          <table:table-cell table:style-name="ce143" office:value-type="float" office:value="7" calcext:value-type="float">
            <text:p>7</text:p>
          </table:table-cell>
          <table:table-cell table:style-name="ce48" table:formula="of:=[.$G$11]*(1-1/[.$I$12]*[.J11])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5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6:.F18])" office:value-type="float" office:value="0" calcext:value-type="float">
            <text:p>0</text:p>
          </table:table-cell>
          <table:table-cell table:style-name="ce66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5:.F37])" office:value-type="float" office:value="0" calcext:value-type="float">
            <text:p>0</text:p>
          </table:table-cell>
          <table:table-cell table:style-name="ce66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 calcext:value-type="float">
            <text:p>0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5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53:.F55])" office:value-type="float" office:value="0" calcext:value-type="float">
            <text:p>0</text:p>
          </table:table-cell>
          <table:table-cell table:style-name="ce66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 calcext:value-type="float">
            <text:p>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71:.F73])" office:value-type="float" office:value="0" calcext:value-type="float">
            <text:p>0</text:p>
          </table:table-cell>
          <table:table-cell table:style-name="ce66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 calcext:value-type="float">
            <text:p>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9:.F91])" office:value-type="float" office:value="0" calcext:value-type="float">
            <text:p>0</text:p>
          </table:table-cell>
          <table:table-cell table:style-name="ce66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 calcext:value-type="float">
            <text:p>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table:style-name="ce5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07:.F109])" office:value-type="float" office:value="0" calcext:value-type="float">
            <text:p>0</text:p>
          </table:table-cell>
          <table:table-cell table:style-name="ce66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3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 calcext:value-type="float">
            <text:p>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IT2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23:39:06.993961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9T22:47:18.989143905</meta:creation-date>
    <meta:editing-cycles>8</meta:editing-cycles>
    <meta:editing-duration>PT20M25S</meta:editing-duration>
    <dc:date>2019-04-29T23:45:20.645000536</dc:date>
    <meta:document-statistic meta:table-count="5" meta:cell-count="122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9cm" svg:width="10.332cm" svg:height="7.77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1.J4:IT1.J12 IT1.O3:IT1.P12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2.J4:IT2.J11 IT2.O3:IT2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4.J4:IT4.J11 IT4.O3:IT4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